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979in" style:rel-column-width="4712*"/>
    </style:style>
    <style:style style:name="Table1.B" style:family="table-column">
      <style:table-column-properties style:column-width="1.441in" style:rel-column-width="13636*"/>
    </style:style>
    <style:style style:name="Table1.C" style:family="table-column">
      <style:table-column-properties style:column-width="2.1875in" style:rel-column-width="20701*"/>
    </style:style>
    <style:style style:name="Table1.D" style:family="table-column">
      <style:table-column-properties style:column-width="0.8097in" style:rel-column-width="7662*"/>
    </style:style>
    <style:style style:name="Table1.E" style:family="table-column">
      <style:table-column-properties style:column-width="1.9889in" style:rel-column-width="18824*"/>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0bc75" officeooo:paragraph-rsid="0010bc75"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0bc75" officeooo:paragraph-rsid="0010bc75" style:font-weight-asian="bold" style:font-weight-complex="bold"/>
    </style:style>
    <style:style style:name="P3" style:family="paragraph" style:parent-style-name="Standard">
      <style:paragraph-properties fo:text-align="start" style:justify-single-word="false"/>
      <style:text-properties fo:font-size="8pt" style:text-underline-style="none" fo:font-weight="normal" officeooo:rsid="0010bc75" officeooo:paragraph-rsid="0010bc75" style:font-size-asian="8pt" style:font-weight-asian="normal" style:font-size-complex="8pt" style:font-weight-complex="normal"/>
    </style:style>
    <style:style style:name="P4" style:family="paragraph" style:parent-style-name="Standard">
      <style:paragraph-properties fo:text-align="start" style:justify-single-word="false"/>
      <style:text-properties fo:font-size="8pt" style:text-underline-style="none" fo:font-weight="normal" officeooo:rsid="00127eba" officeooo:paragraph-rsid="00127eba" style:font-size-asian="8pt" style:font-weight-asian="normal" style:font-size-complex="8pt" style:font-weight-complex="normal"/>
    </style:style>
    <style:style style:name="P5" style:family="paragraph" style:parent-style-name="Standard">
      <style:paragraph-properties fo:text-align="start" style:justify-single-word="false"/>
      <style:text-properties fo:font-size="8pt" style:text-underline-style="none" fo:font-weight="normal" officeooo:rsid="001752c1" officeooo:paragraph-rsid="001752c1" style:font-size-asian="8pt" style:font-weight-asian="normal" style:font-size-complex="8pt" style:font-weight-complex="normal"/>
    </style:style>
    <style:style style:name="P6" style:family="paragraph" style:parent-style-name="Standard">
      <style:paragraph-properties fo:text-align="start" style:justify-single-word="false"/>
      <style:text-properties fo:font-size="8pt" style:text-underline-style="none" fo:font-weight="bold" officeooo:rsid="0010bc75" officeooo:paragraph-rsid="0010bc75" style:font-size-asian="8pt" style:font-weight-asian="bold" style:font-size-complex="8pt" style:font-weight-complex="bold"/>
    </style:style>
    <style:style style:name="P7" style:family="paragraph" style:parent-style-name="Standard">
      <style:paragraph-properties fo:text-align="center" style:justify-single-word="false"/>
      <style:text-properties fo:font-size="8pt" style:text-underline-style="none" fo:font-weight="bold" officeooo:rsid="0010bc75" officeooo:paragraph-rsid="0010bc75" style:font-size-asian="8pt" style:font-weight-asian="bold" style:font-size-complex="8pt" style:font-weight-complex="bold"/>
    </style:style>
    <style:style style:name="P8" style:family="paragraph" style:parent-style-name="Standard">
      <style:paragraph-properties fo:text-align="start" style:justify-single-word="false"/>
      <style:text-properties fo:font-size="8pt" officeooo:paragraph-rsid="00127eba" style:font-size-asian="8pt" style:font-size-complex="8pt"/>
    </style:style>
    <style:style style:name="P9" style:family="paragraph" style:parent-style-name="Standard">
      <style:paragraph-properties fo:text-align="start" style:justify-single-word="false"/>
      <style:text-properties officeooo:paragraph-rsid="001752c1"/>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11e2e" officeooo:paragraph-rsid="00111e2e"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6d2ad" officeooo:paragraph-rsid="0016d2ad"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752c1" officeooo:paragraph-rsid="001752c1"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Liberation Serif" fo:font-size="8pt" officeooo:paragraph-rsid="001752c1" style:font-size-asian="8pt" style:font-size-complex="8pt"/>
    </style:style>
    <style:style style:name="P14" style:family="paragraph" style:parent-style-name="Table_20_Contents">
      <style:paragraph-properties fo:text-align="start" style:justify-single-word="false"/>
      <style:text-properties officeooo:paragraph-rsid="0016d2ad"/>
    </style:style>
    <style:style style:name="P15" style:family="paragraph" style:parent-style-name="Table_20_Contents">
      <style:paragraph-properties fo:text-align="start" style:justify-single-word="false"/>
      <style:text-properties fo:font-size="8pt" style:font-size-asian="8pt" style:font-size-complex="8pt"/>
    </style:style>
    <style:style style:name="P16" style:family="paragraph" style:parent-style-name="Table_20_Contents">
      <style:paragraph-properties fo:text-align="start" style:justify-single-word="false"/>
      <style:text-properties fo:font-size="8pt" officeooo:paragraph-rsid="00140df2" style:font-size-asian="8pt" style:font-size-complex="8pt"/>
    </style:style>
    <style:style style:name="P17" style:family="paragraph" style:parent-style-name="Table_20_Contents">
      <style:paragraph-properties fo:text-align="start" style:justify-single-word="false"/>
      <style:text-properties fo:font-size="8pt" officeooo:paragraph-rsid="0016d2ad" style:font-size-asian="8pt" style:font-size-complex="8pt"/>
    </style:style>
    <style:style style:name="P18" style:family="paragraph" style:parent-style-name="Table_20_Contents">
      <style:paragraph-properties fo:text-align="start" style:justify-single-word="false"/>
      <style:text-properties fo:font-size="8pt" officeooo:rsid="00127eba" officeooo:paragraph-rsid="00127eba" style:font-size-asian="8pt" style:font-size-complex="8pt"/>
    </style:style>
    <style:style style:name="P19" style:family="paragraph" style:parent-style-name="Table_20_Contents">
      <style:paragraph-properties fo:text-align="start" style:justify-single-word="false"/>
      <style:text-properties fo:font-size="8pt" officeooo:rsid="00127eba" officeooo:paragraph-rsid="0012b406" style:font-size-asian="8pt" style:font-size-complex="8pt"/>
    </style:style>
    <style:style style:name="P20" style:family="paragraph" style:parent-style-name="Table_20_Contents">
      <style:paragraph-properties fo:text-align="start" style:justify-single-word="false"/>
      <style:text-properties fo:font-size="8pt" officeooo:rsid="0012b406" officeooo:paragraph-rsid="0012b406" style:font-size-asian="8pt" style:font-size-complex="8pt"/>
    </style:style>
    <style:style style:name="P21" style:family="paragraph" style:parent-style-name="Table_20_Contents">
      <style:paragraph-properties fo:text-align="start" style:justify-single-word="false"/>
      <style:text-properties fo:font-size="8pt" officeooo:rsid="0012b406" officeooo:paragraph-rsid="00140df2" style:font-size-asian="8pt" style:font-size-complex="8pt"/>
    </style:style>
    <style:style style:name="P22" style:family="paragraph" style:parent-style-name="Table_20_Contents">
      <style:paragraph-properties fo:text-align="start" style:justify-single-word="false"/>
      <style:text-properties fo:font-size="8pt" officeooo:rsid="00140df2" officeooo:paragraph-rsid="00140df2" style:font-size-asian="8pt" style:font-size-complex="8pt"/>
    </style:style>
    <style:style style:name="P23" style:family="paragraph" style:parent-style-name="Table_20_Contents">
      <style:paragraph-properties fo:text-align="start" style:justify-single-word="false"/>
      <style:text-properties fo:font-size="8pt" officeooo:rsid="001439e2" officeooo:paragraph-rsid="001439e2" style:font-size-asian="8pt" style:font-size-complex="8pt"/>
    </style:style>
    <style:style style:name="P24" style:family="paragraph" style:parent-style-name="Table_20_Contents">
      <style:paragraph-properties fo:text-align="start" style:justify-single-word="false"/>
      <style:text-properties fo:font-size="8pt" officeooo:rsid="00160024" officeooo:paragraph-rsid="00160024" style:font-size-asian="8pt" style:font-size-complex="8pt"/>
    </style:style>
    <style:style style:name="P25" style:family="paragraph" style:parent-style-name="Table_20_Contents">
      <style:paragraph-properties fo:text-align="start" style:justify-single-word="false"/>
      <style:text-properties fo:font-size="8pt" officeooo:rsid="0016d2ad" officeooo:paragraph-rsid="0016d2ad" style:font-size-asian="8pt" style:font-size-complex="8pt"/>
    </style:style>
    <style:style style:name="P26" style:family="paragraph" style:parent-style-name="Table_20_Contents">
      <style:paragraph-properties fo:text-align="start" style:justify-single-word="false"/>
      <style:text-properties fo:font-size="8pt" officeooo:rsid="001752c1" officeooo:paragraph-rsid="001752c1" style:font-size-asian="8pt" style:font-size-complex="8pt"/>
    </style:style>
    <style:style style:name="P27" style:family="paragraph" style:parent-style-name="Table_20_Contents">
      <style:paragraph-properties fo:text-align="start" style:justify-single-word="false"/>
      <style:text-properties style:font-name="Liberation Serif" fo:font-size="8pt" style:font-size-asian="8pt" style:font-size-complex="8pt"/>
    </style:style>
    <style:style style:name="P28" style:family="paragraph" style:parent-style-name="Preformatted_20_Text">
      <style:paragraph-properties fo:text-align="start" style:justify-single-word="false"/>
      <style:text-properties fo:font-size="8pt" style:font-size-asian="8pt" style:font-size-complex="8pt"/>
    </style:style>
    <style:style style:name="P29" style:family="paragraph" style:parent-style-name="Preformatted_20_Text">
      <style:paragraph-properties fo:text-align="start" style:justify-single-word="false"/>
      <style:text-properties style:font-name="Liberation Serif" fo:font-size="8pt" style:font-size-asian="8pt" style:font-size-complex="8pt"/>
    </style:style>
    <style:style style:name="P30" style:family="paragraph" style:parent-style-name="Preformatted_20_Text">
      <style:paragraph-properties fo:text-align="start" style:justify-single-word="false"/>
      <style:text-properties style:font-name="Liberation Serif" fo:font-size="8pt" fo:font-weight="normal" style:font-size-asian="8pt" style:font-weight-asian="normal" style:font-size-complex="8pt" style:font-weight-complex="normal"/>
    </style:style>
    <style:style style:name="P31" style:family="paragraph" style:parent-style-name="Preformatted_20_Text">
      <style:paragraph-properties fo:text-align="start" style:justify-single-word="false"/>
      <style:text-properties style:font-name="Liberation Serif" fo:font-size="8pt" fo:font-weight="normal" officeooo:paragraph-rsid="001752c1" style:font-size-asian="8pt" style:font-weight-asian="normal" style:font-size-complex="8pt" style:font-weight-complex="normal"/>
    </style:style>
    <style:style style:name="P32" style:family="paragraph" style:parent-style-name="Preformatted_20_Text">
      <style:paragraph-properties fo:text-align="start" style:justify-single-word="false"/>
      <style:text-properties officeooo:paragraph-rsid="001752c1"/>
    </style:style>
    <style:style style:name="P33" style:family="paragraph" style:parent-style-name="Standard" style:list-style-name="L1">
      <style:paragraph-properties fo:text-align="start" style:justify-single-word="false"/>
      <style:text-properties officeooo:paragraph-rsid="00111e2e"/>
    </style:style>
    <style:style style:name="P34" style:family="paragraph" style:parent-style-name="Standard" style:list-style-name="L1">
      <style:paragraph-properties fo:text-align="start" style:justify-single-word="false"/>
      <style:text-properties fo:font-size="8pt" style:text-underline-style="none" fo:font-weight="normal" officeooo:rsid="0010bc75" officeooo:paragraph-rsid="0010bc75" style:font-size-asian="8pt" style:font-weight-asian="normal" style:font-size-complex="8pt" style:font-weight-complex="normal"/>
    </style:style>
    <style:style style:name="P35" style:family="paragraph" style:parent-style-name="Standard" style:list-style-name="L1">
      <style:paragraph-properties fo:text-align="start" style:justify-single-word="false"/>
      <style:text-properties fo:font-size="8pt" style:text-underline-style="none" fo:font-weight="normal" officeooo:rsid="00111e2e" officeooo:paragraph-rsid="00111e2e" style:font-size-asian="8pt" style:font-weight-asian="normal" style:font-size-complex="8pt" style:font-weight-complex="normal"/>
    </style:style>
    <style:style style:name="P36" style:family="paragraph" style:parent-style-name="Standard">
      <style:paragraph-properties fo:text-align="start" style:justify-single-word="false"/>
      <style:text-properties fo:font-size="8pt" style:text-underline-style="none" fo:font-weight="normal" officeooo:rsid="00111e2e" officeooo:paragraph-rsid="00111e2e" style:font-size-asian="8pt" style:font-weight-asian="normal" style:font-size-complex="8pt" style:font-weight-complex="normal"/>
    </style:style>
    <style:style style:name="P37" style:family="paragraph" style:parent-style-name="Standard">
      <style:paragraph-properties fo:text-align="start" style:justify-single-word="false"/>
      <style:text-properties fo:font-size="8pt" style:text-underline-style="none" fo:font-weight="normal" officeooo:rsid="001752c1" officeooo:paragraph-rsid="001752c1" style:font-size-asian="8pt" style:font-weight-asian="normal" style:font-size-complex="8pt" style:font-weight-complex="normal"/>
    </style:style>
    <style:style style:name="P38" style:family="paragraph" style:parent-style-name="Standard">
      <style:paragraph-properties fo:text-align="start" style:justify-single-word="false"/>
      <style:text-properties fo:font-size="8pt" style:text-underline-style="none" fo:font-weight="normal" officeooo:rsid="001c3bc1" officeooo:paragraph-rsid="001c3bc1" style:font-size-asian="7pt" style:font-weight-asian="normal" style:font-size-complex="8pt" style:font-weight-complex="normal"/>
    </style:style>
    <style:style style:name="P39" style:family="paragraph" style:parent-style-name="Standard">
      <style:paragraph-properties fo:text-align="start" style:justify-single-word="false"/>
      <style:text-properties fo:font-size="8pt" style:text-underline-style="none" fo:font-weight="normal" officeooo:rsid="001c3bc1" officeooo:paragraph-rsid="001e0530" style:font-size-asian="7pt" style:font-weight-asian="normal" style:font-size-complex="8pt" style:font-weight-complex="normal"/>
    </style:style>
    <style:style style:name="P40" style:family="paragraph" style:parent-style-name="Standard">
      <style:paragraph-properties fo:text-align="start" style:justify-single-word="false"/>
      <style:text-properties fo:font-size="8pt" style:text-underline-style="none" fo:font-weight="normal" officeooo:rsid="0020e005" officeooo:paragraph-rsid="001c3bc1" style:font-size-asian="7pt" style:font-weight-asian="normal" style:font-size-complex="8pt" style:font-weight-complex="normal"/>
    </style:style>
    <style:style style:name="P41" style:family="paragraph" style:parent-style-name="Standard">
      <style:paragraph-properties fo:text-align="start" style:justify-single-word="false"/>
      <style:text-properties fo:font-size="8pt" officeooo:paragraph-rsid="001752c1" style:font-size-asian="8pt" style:font-size-complex="8pt"/>
    </style:style>
    <style:style style:name="P42" style:family="paragraph" style:parent-style-name="Standard">
      <style:paragraph-properties fo:text-align="start" style:justify-single-word="false"/>
      <style:text-properties fo:font-size="12pt" style:text-underline-style="none" fo:font-weight="bold" officeooo:rsid="001c3bc1" officeooo:paragraph-rsid="001c3bc1" style:font-size-asian="12pt" style:font-weight-asian="bold" style:font-size-complex="12pt" style:font-weight-complex="bold"/>
    </style:style>
    <style:style style:name="P43"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c3bc1" officeooo:paragraph-rsid="001c3bc1"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font-size="8pt" officeooo:rsid="00127eba" officeooo:paragraph-rsid="00140df2" style:font-size-asian="8pt" style:font-size-complex="8pt"/>
    </style:style>
    <style:style style:name="P45" style:family="paragraph">
      <style:paragraph-properties fo:text-align="center"/>
    </style:style>
    <style:style style:name="P46" style:family="paragraph">
      <style:paragraph-properties fo:text-align="center"/>
      <style:text-properties style:text-underline-style="none" fo:font-weight="bold" style:font-weight-asian="bold" style:font-weight-complex="bold"/>
    </style:style>
    <style:style style:name="T1" style:family="text">
      <style:text-properties fo:font-size="8pt" style:text-underline-style="none" fo:font-weight="normal" officeooo:rsid="0010bc75" style:font-size-asian="8pt" style:font-weight-asian="normal" style:font-size-complex="8pt" style:font-weight-complex="normal"/>
    </style:style>
    <style:style style:name="T2" style:family="text">
      <style:text-properties fo:font-size="8pt" style:text-underline-style="none" fo:font-weight="normal" officeooo:rsid="00111e2e" style:font-size-asian="8pt" style:font-weight-asian="normal" style:font-size-complex="8pt" style:font-weight-complex="normal"/>
    </style:style>
    <style:style style:name="T3" style:family="text">
      <style:text-properties fo:font-size="8pt" style:text-underline-style="none" fo:font-weight="normal" officeooo:rsid="001752c1" style:font-size-asian="8pt" style:font-weight-asian="normal" style:font-size-complex="8pt" style:font-weight-complex="normal"/>
    </style:style>
    <style:style style:name="T4" style:family="text">
      <style:text-properties fo:font-size="8pt" style:font-size-asian="8pt" style:font-size-complex="8pt"/>
    </style:style>
    <style:style style:name="T5" style:family="text">
      <style:text-properties fo:font-size="8pt" officeooo:rsid="0018e7f1" style:font-size-asian="8pt" style:font-size-complex="8pt"/>
    </style:style>
    <style:style style:name="T6" style:family="text">
      <style:text-properties officeooo:rsid="00127eba"/>
    </style:style>
    <style:style style:name="T7" style:family="text">
      <style:text-properties officeooo:rsid="0012b406"/>
    </style:style>
    <style:style style:name="T8" style:family="text">
      <style:text-properties officeooo:rsid="00140df2"/>
    </style:style>
    <style:style style:name="T9" style:family="text">
      <style:text-properties officeooo:rsid="001439e2"/>
    </style:style>
    <style:style style:name="T10" style:family="text">
      <style:text-properties style:font-name="Liberation Serif"/>
    </style:style>
    <style:style style:name="T11" style:family="text">
      <style:text-properties style:font-name="Liberation Serif" officeooo:rsid="00160024"/>
    </style:style>
    <style:style style:name="T12" style:family="text">
      <style:text-properties style:font-name="Liberation Serif" fo:font-size="8pt" fo:font-weight="normal" style:font-size-asian="8pt" style:font-weight-asian="normal" style:font-size-complex="8pt" style:font-weight-complex="normal"/>
    </style:style>
    <style:style style:name="T13" style:family="text">
      <style:text-properties style:font-name="Liberation Serif" fo:font-size="8pt" fo:font-weight="normal" officeooo:rsid="0016d2ad" style:font-size-asian="8pt" style:font-weight-asian="normal" style:font-size-complex="8pt" style:font-weight-complex="normal"/>
    </style:style>
    <style:style style:name="T14" style:family="text">
      <style:text-properties style:font-name="Liberation Serif" fo:font-size="8pt" fo:font-weight="normal" officeooo:rsid="0018e7f1" style:font-size-asian="8pt" style:font-weight-asian="normal" style:font-size-complex="8pt" style:font-weight-complex="normal"/>
    </style:style>
    <style:style style:name="T15" style:family="text">
      <style:text-properties style:font-name="Liberation Serif" fo:font-size="8pt" style:font-size-asian="8pt" style:font-size-complex="8pt"/>
    </style:style>
    <style:style style:name="T16" style:family="text">
      <style:text-properties style:font-name="Liberation Serif" fo:font-size="8pt" officeooo:rsid="0018e7f1" style:font-size-asian="8pt" style:font-size-complex="8pt"/>
    </style:style>
    <style:style style:name="T17" style:family="text">
      <style:text-properties style:font-name="Liberation Serif" fo:font-size="8pt" style:text-underline-style="none" fo:font-weight="normal" style:font-size-asian="8pt" style:font-weight-asian="normal" style:font-size-complex="8pt" style:font-weight-complex="normal"/>
    </style:style>
    <style:style style:name="T18" style:family="text">
      <style:text-properties style:font-name="Liberation Serif" fo:font-size="8pt" style:text-underline-style="none" fo:font-weight="normal" officeooo:rsid="0018e7f1" style:font-size-asian="8pt" style:font-weight-asian="normal" style:font-size-complex="8pt" style:font-weight-complex="normal"/>
    </style:style>
    <style:style style:name="T19" style:family="text">
      <style:text-properties style:font-name="Liberation Serif" officeooo:rsid="0016d2ad"/>
    </style:style>
    <style:style style:name="T20" style:family="text">
      <style:text-properties officeooo:rsid="00160024"/>
    </style:style>
    <style:style style:name="T21" style:family="text">
      <style:text-properties officeooo:rsid="0016d2ad"/>
    </style:style>
    <style:style style:name="T22" style:family="text">
      <style:text-properties style:text-underline-style="none"/>
    </style:style>
    <style:style style:name="T23" style:family="text">
      <style:text-properties officeooo:rsid="001752c1"/>
    </style:style>
    <style:style style:name="T24" style:family="text">
      <style:text-properties officeooo:rsid="0018e7f1"/>
    </style:style>
    <style:style style:name="T25" style:family="text">
      <style:text-properties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6138in" fo:min-width="4.0508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2256in" fo:min-width="1.0362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2953in" fo:min-width="1.8402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3591in" fo:min-width="2.7835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2791in" fo:min-width="2.702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2898in" fo:min-width="2.7898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278in" fo:min-width="2.8126in"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2693in" fo:min-width="2.8299in"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5382in" fo:min-width="6.6665in"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justify" draw:textarea-vertical-align="middle" draw:auto-grow-height="false" fo:min-height="0.602in" fo:min-width="1.979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aser Design Document</text:p>
      <text:p text:style-name="P2"/>
      <text:p text:style-name="P3">This document details the attempt to implement Phaser in C++ similar to Java implementation. The Java implementation standard of SE 9 is adopted for design. The source of this documentation is available at <text:a xlink:type="simple" xlink:href="https://docs.oracle.com/javase/9/docs/api/java/util/concurrent/Phaser.html" text:style-name="Internet_20_link" text:visited-style-name="Visited_20_Internet_20_Link">https://docs.oracle.com/javase/9/docs/api/java/util/concurrent/Phaser.html</text:a>.</text:p>
      <text:p text:style-name="P3"><text:s/></text:p>
      <text:p text:style-name="P3">The Phaser is concurrency data structure that is designed to implement coordination between threads including the features of countdown Latch and </text:p>
      <text:p text:style-name="P3">Cyclic Barrier. The count down Latch allows for implementing count down without blocking and facility for main or monitoring thread to wait for count </text:p>
      <text:p text:style-name="P3">to go down to zero. <text:s/>The cyclic barrier is capable of counting down as well but only 1 thread can do single count down and it is blocking in nature. </text:p>
      <text:p text:style-name="P3">Both these cases suffer from Lack of dynamic run time facility of flexible participation or wish to remove oneself from the synchronization requirement.</text:p>
      <text:p text:style-name="P3">These features are addressed in the Phaser. Hence a Phaser can be defined as below.</text:p>
      <text:p text:style-name="P3"/>
      <text:p text:style-name="P6"/>
      <text:p text:style-name="P7">Phaser = Countdown Latch + Cyclic Barrier + [ Dynamic participation count ] + [ ability to register or unregister oneself from synchronization ].</text:p>
      <text:p text:style-name="P3"/>
      <text:p text:style-name="P3">The below table gives a detailed description of the Phaser methods / calls and their nature. It also describes what is impacted and what is changed. This table will help design the Phaser behavior of flow diagram.</text:p>
      <text:p text:style-name="P3"/>
      <text:p text:style-name="P10">The internal Status of the Phaser</text:p>
      <text:p text:style-name="P3"/>
      <text:p text:style-name="P3">Before we proceed further the internal state of the Phaser is nothing more than book keeping of counts at any time between the acts of different concurrent threads. The different counts and status that are internally needed are listed below.</text:p>
      <text:p text:style-name="P3"/>
      <text:list xml:id="list72141692145179364" text:style-name="L1">
        <text:list-item>
          <text:p text:style-name="P34">unsigned int m_count <text:s/>: This keeps track of arrived number of parties which needs to go down to zero before phase advancement can happen.</text:p>
        </text:list-item>
        <text:list-item>
          <text:p text:style-name="P33"><text:span text:style-name="T1">unsigned int m_parties : This keeps track of parties required to finish the current phase. The </text:span><text:span text:style-name="T2">count increases with parties registering and decreases with parties leaving via de registration. This value can be zero only during construction. If at any point in time the values goes to zero then Phaser is terminated.</text:span></text:p>
        </text:list-item>
        <text:list-item>
          <text:p text:style-name="P35">unsigned int m_phase : This keeps track of the phase we are currently <text:s/>in. The phase is starting from zero at the start and advances till it reaches INT_MAX. </text:p>
        </text:list-item>
        <text:list-item>
          <text:p text:style-name="P35">bool m_status : This Boolean flag keeps track of if the Phaser is clean and good or is in broken state due to misuse. The application layer can decide to terminate the Phaser as well which results in this flag being set. Once a phaser is terminated it can not be reset or reused.</text:p>
        </text:list-item>
      </text:list>
      <text:p text:style-name="P36"/>
      <text:p text:style-name="P36"/>
      <text:p text:style-name="P11">Implemented Methods</text:p>
      <text:p text:style-name="P36"/>
      <text:p text:style-name="P4">The below is a break down of the API methods and what they do. It is a beginning guide to the design of the Logic and flows.</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S.NO</text:p>
          </table:table-cell>
          <table:table-cell table:style-name="Table1.A1" office:value-type="string">
            <text:p text:style-name="P18">API Name</text:p>
          </table:table-cell>
          <table:table-cell table:style-name="Table1.A1" office:value-type="string">
            <text:p text:style-name="P18">Behavior and Return</text:p>
          </table:table-cell>
          <table:table-cell table:style-name="Table1.A1" office:value-type="string">
            <text:p text:style-name="P18">Blocking or Non Blocking</text:p>
          </table:table-cell>
          <table:table-cell table:style-name="Table1.E1" office:value-type="string">
            <text:p text:style-name="P18">Internal Count Impact.</text:p>
          </table:table-cell>
        </table:table-row>
        <table:table-row>
          <table:table-cell table:style-name="Table1.A2" office:value-type="string">
            <text:p text:style-name="P18">1</text:p>
          </table:table-cell>
          <table:table-cell table:style-name="Table1.A2" office:value-type="string">
            <text:p text:style-name="P18">int arrive()</text:p>
          </table:table-cell>
          <table:table-cell table:style-name="Table1.A2" office:value-type="string">
            <text:p text:style-name="P8"><text:span text:style-name="T6">Arrives at this phaser, without waiting for others to arrive. Returns the </text:span>the arrival phase number, or a negative value if terminated. <text:span text:style-name="T6">It can throw Exception of IllegalStateException if the phase is a negative number.</text:span></text:p>
            <text:p text:style-name="P18"/>
          </table:table-cell>
          <table:table-cell table:style-name="Table1.A2" office:value-type="string">
            <text:p text:style-name="P18">N<text:span text:style-name="T7">B.</text:span></text:p>
          </table:table-cell>
          <table:table-cell table:style-name="Table1.E2" office:value-type="string">
            <text:p text:style-name="P18">decrements the m_count.</text:p>
            <text:p text:style-name="P18">return the m_phase. </text:p>
            <text:p text:style-name="P18">Rogue arrive is possible.</text:p>
            <text:p text:style-name="P18"/>
          </table:table-cell>
        </table:table-row>
        <table:table-row>
          <table:table-cell table:style-name="Table1.A2" office:value-type="string">
            <text:p text:style-name="P18">2</text:p>
          </table:table-cell>
          <table:table-cell table:style-name="Table1.A2" office:value-type="string">
            <text:p text:style-name="P30">Int arriveAndDeregiste<text:span text:style-name="T7">r</text:span>()</text:p>
            <text:p text:style-name="P15"/>
          </table:table-cell>
          <table:table-cell table:style-name="Table1.A2" office:value-type="string">
            <text:p text:style-name="P21">Arrive at this phaser. Then if all good unregister itself from further participation. The implementation is equal to arrive + removal of registration. Because this involves the arrive <text:span text:style-name="T6">Returns the </text:span>the arrival phase number, or a negative value if terminated. <text:span text:style-name="T6">It can throw Exception of IllegalStateException if the </text:span></text:p>
            <text:p text:style-name="P44">phase is a negative number.</text:p>
          </table:table-cell>
          <table:table-cell table:style-name="Table1.A2" office:value-type="string">
            <text:p text:style-name="P20">NB.</text:p>
          </table:table-cell>
          <table:table-cell table:style-name="Table1.E2" office:value-type="string">
            <text:p text:style-name="P20">decrement m_count.</text:p>
            <text:p text:style-name="P20">decrement m_parties.</text:p>
            <text:p text:style-name="P19">Rogue arrive is possible.</text:p>
          </table:table-cell>
        </table:table-row>
        <table:table-row>
          <table:table-cell table:style-name="Table1.A2" office:value-type="string">
            <text:p text:style-name="P18">3</text:p>
          </table:table-cell>
          <table:table-cell table:style-name="Table1.A2" office:value-type="string">
            <text:p text:style-name="P29"><text:span text:style-name="T8">I</text:span>nt arriveAndAwaitAdvan<text:span text:style-name="T8">ce</text:span>()</text:p>
          </table:table-cell>
          <table:table-cell table:style-name="Table1.A2" office:value-type="string">
            <text:p text:style-name="P15">Arrives at this phaser and awaits others. <text:span text:style-name="T8">Awaiting till the current phase is complete. </text:span></text:p>
            <text:p text:style-name="P16"><text:span text:style-name="T8">It is equivalent to arrive + </text:span>awaitAdvance <text:span text:style-name="T8">implementation.</text:span></text:p>
            <text:p text:style-name="P16"/>
            <text:p text:style-name="P22">Because arrive is involved <text:span text:style-name="T6">Returns the </text:span>the arrival phase number, or a negative value if terminated. <text:span text:style-name="T6">It can throw Exception of IllegalStateException if the phase is a </text:span></text:p>
            <text:p text:style-name="P44">negative number.</text:p>
          </table:table-cell>
          <table:table-cell table:style-name="Table1.A2" office:value-type="string">
            <text:p text:style-name="P22">B.</text:p>
          </table:table-cell>
          <table:table-cell table:style-name="Table1.E2" office:value-type="string">
            <text:p text:style-name="P23">decrement m_count.</text:p>
            <text:p text:style-name="P23">Block until m_phase is changed.</text:p>
            <text:p text:style-name="P23">Return the current phase at which it was blocking. <text:span text:style-name="T6">Rogue arrive is possible.</text:span></text:p>
          </table:table-cell>
        </table:table-row>
        <table:table-row>
          <table:table-cell table:style-name="Table1.A2" office:value-type="string">
            <text:p text:style-name="P18">4</text:p>
          </table:table-cell>
          <table:table-cell table:style-name="Table1.A2" office:value-type="string">
            <text:p text:style-name="P29">Int awaitAdvanc<text:span text:style-name="T9">e</text:span>(int<text:span text:style-name="T9"> p</text:span>hase)</text:p>
            <text:p text:style-name="P15"/>
          </table:table-cell>
          <table:table-cell table:style-name="Table1.A2" office:value-type="string">
            <text:p text:style-name="P15">Awaits the phase of this phaser to advance from the given phase value, returning immediately if the current phase is not equal to the given phase value or this phaser is terminated.</text:p>
            <text:p text:style-name="P15"/>
            <text:p text:style-name="P15"><text:soft-page-break/></text:p>
            <text:p text:style-name="P15"><text:span text:style-name="T20">Returns </text:span>the next arrival phase number, or the argument if it is negative, or the (negative) <text:span text:style-name="T20">current phase </text:span>if terminated.</text:p>
          </table:table-cell>
          <table:table-cell table:style-name="Table1.A2" office:value-type="string">
            <text:p text:style-name="P24">B.</text:p>
          </table:table-cell>
          <table:table-cell table:style-name="Table1.E2" office:value-type="string">
            <text:p text:style-name="P24">Block until m_phase is changed from current phase when entering. Return the new m_phase. negative phase number possible due to termination or bad state </text:p>
            <text:p text:style-name="P24">of Phaser.</text:p>
          </table:table-cell>
        </table:table-row>
        <table:table-row>
          <table:table-cell table:style-name="Table1.A2" office:value-type="string">
            <text:p text:style-name="P18">5</text:p>
          </table:table-cell>
          <table:table-cell table:style-name="Table1.A2" office:value-type="string">
            <text:p text:style-name="P28"><text:span text:style-name="T11">v</text:span><text:span text:style-name="T10">oid </text:span><text:span text:style-name="T11">f</text:span><text:span text:style-name="T10">orceTerminatio</text:span><text:span text:style-name="T11">n</text:span>()</text:p>
            <text:p text:style-name="P15"/>
          </table:table-cell>
          <table:table-cell table:style-name="Table1.A2" office:value-type="string">
            <text:p text:style-name="P24">Forces this phaser to enter termination state. Counts of registered parties are unaffected. If this phaser is a member of a tiered set of phasers, then all of the phasers in the set are terminated. If this phaser is already terminated, this method has no effect. This method may be useful for coordinating recovery after one or more tasks encounter unexpected exceptions.</text:p>
          </table:table-cell>
          <table:table-cell table:style-name="Table1.A2" office:value-type="string">
            <text:p text:style-name="P24">NB.</text:p>
          </table:table-cell>
          <table:table-cell table:style-name="Table1.E2" office:value-type="string">
            <text:p text:style-name="P24">Sets the m_status true indicating that Phaser is terminated or broken. Must signal other parties waiting that </text:p>
            <text:p text:style-name="P24">Phaser is terminated. If part of tier </text:p>
            <text:p text:style-name="P24">then set all other phasers of the tier structure to terminanted status. I.e termination is contagious.</text:p>
          </table:table-cell>
        </table:table-row>
        <table:table-row>
          <table:table-cell table:style-name="Table1.A2" office:value-type="string">
            <text:p text:style-name="P18">6</text:p>
          </table:table-cell>
          <table:table-cell table:style-name="Table1.A2" office:value-type="string">
            <text:p text:style-name="P25">Int getPhase()</text:p>
          </table:table-cell>
          <table:table-cell table:style-name="Table1.A2" office:value-type="string">
            <text:p text:style-name="P14"><text:span text:style-name="T13">Returns the current phase of the Phaser. It can range from zero to INT.MAX_VALUE at which it resets back to zero. </text:span><text:span text:style-name="T12">Upon termination, the phase number is negative, in which case the prevailing phase prior to termination may be obtained via </text:span><text:span text:style-name="Source_20_Text"><text:span text:style-name="T12">getPhase() + Integer. MIN_VALUE</text:span></text:span><text:span text:style-name="T12">.</text:span></text:p>
            <text:p text:style-name="P25"/>
          </table:table-cell>
          <table:table-cell table:style-name="Table1.A2" office:value-type="string">
            <text:p text:style-name="P25">NB.</text:p>
          </table:table-cell>
          <table:table-cell table:style-name="Table1.E2" office:value-type="string">
            <text:p text:style-name="P25">Simply return the current phase of the Phaser. If broken then negative phase number.</text:p>
            <text:p text:style-name="P25"/>
          </table:table-cell>
        </table:table-row>
        <table:table-row>
          <table:table-cell table:style-name="Table1.A2" office:value-type="string">
            <text:p text:style-name="P18">7</text:p>
          </table:table-cell>
          <table:table-cell table:style-name="Table1.A2" office:value-type="string">
            <text:p text:style-name="P29"><text:span text:style-name="T21">i</text:span>nt <text:span text:style-name="T21">g</text:span>etRegisteredPartie<text:span text:style-name="T21">s</text:span>()</text:p>
            <text:p text:style-name="P15"/>
          </table:table-cell>
          <table:table-cell table:style-name="Table1.A2" office:value-type="string">
            <text:p text:style-name="P25">Returns the number of parties registered at this phaser.</text:p>
          </table:table-cell>
          <table:table-cell table:style-name="Table1.A2" office:value-type="string">
            <text:p text:style-name="P25">NB.</text:p>
          </table:table-cell>
          <table:table-cell table:style-name="Table1.E2" office:value-type="string">
            <text:p text:style-name="P25">Returns the m_parties value.</text:p>
          </table:table-cell>
        </table:table-row>
        <table:table-row>
          <table:table-cell table:style-name="Table1.A2" office:value-type="string">
            <text:p text:style-name="P18">8</text:p>
          </table:table-cell>
          <table:table-cell table:style-name="Table1.A2" office:value-type="string">
            <text:p text:style-name="P29"><text:span text:style-name="T21">i</text:span>nt getArrivedPartie<text:span text:style-name="T21">s</text:span>()</text:p>
            <text:p text:style-name="P27"/>
          </table:table-cell>
          <table:table-cell table:style-name="Table1.A2" office:value-type="string">
            <text:p text:style-name="P15">Returns the number of registered parties that have arrived at the current phase of this phaser. If this phaser has terminated, the returned value is <text:span text:style-name="T21">negative. It is </text:span>meaningless and arbitrary.</text:p>
          </table:table-cell>
          <table:table-cell table:style-name="Table1.A2" office:value-type="string">
            <text:p text:style-name="P25">NB.</text:p>
          </table:table-cell>
          <table:table-cell table:style-name="Table1.E2" office:value-type="string">
            <text:p text:style-name="P25">Returns the m_count value.</text:p>
          </table:table-cell>
        </table:table-row>
        <table:table-row>
          <table:table-cell table:style-name="Table1.A2" office:value-type="string">
            <text:p text:style-name="P18">9</text:p>
          </table:table-cell>
          <table:table-cell table:style-name="Table1.A2" office:value-type="string">
            <text:p text:style-name="P29"><text:span text:style-name="T21">i</text:span>nt <text:span text:style-name="T21">g</text:span>etUnarrivedPartie<text:span text:style-name="T21">s</text:span>()</text:p>
            <text:p text:style-name="P15"/>
          </table:table-cell>
          <table:table-cell table:style-name="Table1.A2" office:value-type="string">
            <text:p text:style-name="P17"><text:span text:style-name="T21">Returns the </text:span>number of registered parties that have not yet arrived at the current phase of this phaser. If this phaser has terminated, the returned value is meaningless and arbitrary.</text:p>
          </table:table-cell>
          <table:table-cell table:style-name="Table1.A2" office:value-type="string">
            <text:p text:style-name="P25">NB.</text:p>
          </table:table-cell>
          <table:table-cell table:style-name="Table1.E2" office:value-type="string">
            <text:p text:style-name="P25">Returns the m_parties – m_count which indicates how many still due to arrive to finish the current phase.</text:p>
          </table:table-cell>
        </table:table-row>
        <table:table-row>
          <table:table-cell table:style-name="Table1.A2" office:value-type="string">
            <text:p text:style-name="P18">10</text:p>
          </table:table-cell>
          <table:table-cell table:style-name="Table1.A2" office:value-type="string">
            <text:p text:style-name="P29"><text:span text:style-name="T21">b</text:span>ool <text:s/><text:span text:style-name="T21">i</text:span>sTerminate<text:span text:style-name="T21">d</text:span>()</text:p>
            <text:p text:style-name="P15"/>
          </table:table-cell>
          <table:table-cell table:style-name="Table1.A2" office:value-type="string">
            <text:p text:style-name="P15">Returns <text:span text:style-name="Source_20_Text">true</text:span> if this phaser has been terminated.</text:p>
          </table:table-cell>
          <table:table-cell table:style-name="Table1.A2" office:value-type="string">
            <text:p text:style-name="P25">NB.</text:p>
          </table:table-cell>
          <table:table-cell table:style-name="Table1.E2" office:value-type="string">
            <text:p text:style-name="P25">Simply return the m_status. If terminated then it can not be used. </text:p>
          </table:table-cell>
        </table:table-row>
        <table:table-row>
          <table:table-cell table:style-name="Table1.A2" office:value-type="string">
            <text:p text:style-name="P18">11</text:p>
          </table:table-cell>
          <table:table-cell table:style-name="Table1.A2" office:value-type="string">
            <text:p text:style-name="P28"><text:span text:style-name="T19">String</text:span><text:span text:style-name="T10"> </text:span><text:span text:style-name="T19">t</text:span><text:span text:style-name="T10">oStrin</text:span><text:span text:style-name="T19">g</text:span><text:span text:style-name="T10">()</text:span></text:p>
            <text:p text:style-name="P15"/>
          </table:table-cell>
          <table:table-cell table:style-name="Table1.A2" office:value-type="string">
            <text:p text:style-name="P25">Returns the Status picture of Phaser currently. It can only present as accurate as of the statement execution due to the very nature of the Phaser. Only useful for debugging purpose.</text:p>
          </table:table-cell>
          <table:table-cell table:style-name="Table1.A2" office:value-type="string">
            <text:p text:style-name="P25">NB.</text:p>
          </table:table-cell>
          <table:table-cell table:style-name="Table1.E2" office:value-type="string">
            <text:p text:style-name="P25">Returns a cleanly formatted Phaser status indicating m_parties , m_count , m_phase and m_status.</text:p>
          </table:table-cell>
        </table:table-row>
        <table:table-row>
          <table:table-cell table:style-name="Table1.A2" office:value-type="string">
            <text:p text:style-name="P26">12</text:p>
          </table:table-cell>
          <table:table-cell table:style-name="Table1.A2" office:value-type="string">
            <text:p text:style-name="P29"><text:span text:style-name="T23">i</text:span>nt registe<text:span text:style-name="T23">r</text:span>()</text:p>
            <text:p text:style-name="P15"/>
          </table:table-cell>
          <table:table-cell table:style-name="Table1.A2" office:value-type="string">
            <text:p text:style-name="P15">Adds a new unarrived party to this phaser. If an ongoing invocation of <text:a xlink:type="simple" xlink:href="https://docs.oracle.com/javase/9/docs/api/java/util/concurrent/Phaser.html#onAdvance-int-int-" text:style-name="Internet_20_link" text:visited-style-name="Visited_20_Internet_20_Link"><text:span text:style-name="Source_20_Text"><text:span text:style-name="T22">onAdvance(int, int)</text:span></text:span></text:a> is in progress, this method may await its completion before returning. If this phaser has a parent, and this phaser previously had no registered parties, this child phaser is also registered with its parent. If this phaser is terminated, the attempt to register has no effect, and a negative value is returned.</text:p>
          </table:table-cell>
          <table:table-cell table:style-name="Table1.A2" office:value-type="string">
            <text:p text:style-name="P26">NB.</text:p>
          </table:table-cell>
          <table:table-cell table:style-name="Table1.E2" office:value-type="string">
            <text:p text:style-name="P26">Adds to m_parties. Blocks to add in onAdvance method is in progress. </text:p>
          </table:table-cell>
        </table:table-row>
        <table:table-row>
          <table:table-cell table:style-name="Table1.A2" office:value-type="string">
            <text:p text:style-name="P26">13</text:p>
          </table:table-cell>
          <table:table-cell table:style-name="Table1.A2" office:value-type="string">
            <text:p text:style-name="P29"><text:span text:style-name="T23">i</text:span>nt bulkRegiste<text:span text:style-name="T23">r </text:span>(int <text:span text:style-name="T23">p</text:span>arties)</text:p>
            <text:p text:style-name="P27"/>
          </table:table-cell>
          <table:table-cell table:style-name="Table1.A2" office:value-type="string">
            <text:p text:style-name="P15">Adds the given number of new unarrived parties to this phaser. If an ongoing invocation of <text:a xlink:type="simple" xlink:href="https://docs.oracle.com/javase/9/docs/api/java/util/concurrent/Phaser.html#onAdvance-int-int-" text:style-name="Internet_20_link" text:visited-style-name="Visited_20_Internet_20_Link"><text:span text:style-name="Source_20_Text"><text:span text:style-name="T22">onAdvance(int, int)</text:span></text:span></text:a> is in progress, this method may await its completion before returning.</text:p>
          </table:table-cell>
          <table:table-cell table:style-name="Table1.A2" office:value-type="string">
            <text:p text:style-name="P26">NB.</text:p>
          </table:table-cell>
          <table:table-cell table:style-name="Table1.E2" office:value-type="string">
            <text:p text:style-name="P26">Add to m_parties. It is equal to registering with multiple counts at once. Block if onAdvance is in progress. </text:p>
          </table:table-cell>
        </table:table-row>
      </table:table>
      <text:p text:style-name="P4"/>
      <text:p text:style-name="P4"/>
      <text:p text:style-name="P12">Unimplemented Methods In Initial design</text:p>
      <text:p text:style-name="P5"/>
      <text:p text:style-name="P5">The below methods are not implemented currently due to sheer complexity of design and getting the Phaser to work as expected. They will be added later.</text:p>
      <text:p text:style-name="P5">The support for interuptibly methods not possible due to lack of Interruption support in C++ 11 threads. <text:s/><text:span text:style-name="T24">The getRoot and getParent methods are not implemented due to them being considered for next version of release. </text:span></text:p>
      <text:p text:style-name="P5"/>
      <text:p text:style-name="P9"><text:span text:style-name="T3">- </text:span><text:span text:style-name="T4">int </text:span><text:span text:style-name="T5">a</text:span><text:span text:style-name="T4">waitAdvanceInterruptibl</text:span><text:span text:style-name="T5">y</text:span><text:span text:style-name="T4">(int </text:span><text:span text:style-name="T5">p</text:span><text:span text:style-name="T4">hase)</text:span></text:p>
      <text:p text:style-name="P32"><text:span text:style-name="T15">- int awaitAdvanceInterruptibl</text:span><text:span text:style-name="T16">y</text:span><text:span text:style-name="T15">(int phase,</text:span><text:span text:style-name="T16">l</text:span><text:span text:style-name="T15">ong timeout, </text:span><text:span text:style-name="T16">TimeUnit u</text:span><text:span text:style-name="T15">nit)</text:span></text:p>
      <text:p text:style-name="P32"><text:span text:style-name="T12">- </text:span><text:span text:style-name="T14">Phaser</text:span><text:span text:style-name="T18"> </text:span><text:span text:style-name="T17">getParen</text:span><text:span text:style-name="T18">t</text:span><text:span text:style-name="T12">()</text:span></text:p>
      <text:p text:style-name="P31">- <text:span text:style-name="T24">Phaser getRoot()</text:span></text:p>
      <text:p text:style-name="P13"/>
      <text:p text:style-name="P41"/>
      <text:p text:style-name="P5"/>
      <text:p text:style-name="P5"><text:soft-page-break/></text:p>
      <text:p text:style-name="P43">Design Approach Diagram</text:p>
      <text:p text:style-name="P42"/>
      <text:p text:style-name="P39">The below diagram shows a simplified version of the design that needs to be met via all the above mentioned API calls. At the core or center of the Phaser are four variables and they need to be updated in a synchronized fashion such that the Phaser ends up having a consistent internal state which can be reconciled and is safe to use. A phaser can easily go bad due to incorrect usage like de registeration right upfront without having any internal </text:p>
      <text:p text:style-name="P39">counters set.</text:p>
      <text:p text:style-name="P38"/>
      <text:p text:style-name="P38">These application layer misuse can not be avoided and must be considered and implemented using exceptions sent to application layer.</text:p>
      <text:p text:style-name="P38"/>
      <text:p text:style-name="P40"><draw:custom-shape text:anchor-type="paragraph" draw:z-index="0" draw:name="Shape1" draw:style-name="gr1" draw:text-style-name="P46" svg:width="4.0512in" svg:height="0.6142in" svg:x="1.1528in" svg:y="0.7299in"><text:p text:style-name="P45"><text:span text:style-name="T25">m_counter, m_parties, m_phase, m_status</text:span></text:p><draw:enhanced-geometry svg:viewBox="0 0 21600 21600" draw:type="rectangle" draw:enhanced-path="M 0 0 L 21600 0 21600 21600 0 21600 0 0 Z N"/></draw:custom-shape><draw:line text:anchor-type="paragraph" draw:z-index="1" draw:name="Shape2" draw:style-name="gr2" draw:text-style-name="P45" svg:x1="1.8819in" svg:y1="1.1925in" svg:x2="1.8819in" svg:y2="2.0843in"><text:p/></draw:line><draw:custom-shape text:anchor-type="paragraph" draw:z-index="2" draw:name="Shape3" draw:style-name="gr3" svg:width="1.0362in" svg:height="0.226in" svg:x="1.3327in" svg:y="2.1071in"><text:p><text:s text:c="9"/></text:p><text:p><text:s text:c="2"/>Arrive.</text:p><text:p/><draw:enhanced-geometry svg:viewBox="0 0 21600 21600" draw:type="rectangle" draw:enhanced-path="M 0 0 L 21600 0 21600 21600 0 21600 0 0 Z N"/></draw:custom-shape><draw:custom-shape text:anchor-type="paragraph" draw:z-index="3" draw:name="Shape4" draw:style-name="gr4" svg:width="1.8406in" svg:height="0.2953in" svg:x="1.211in" svg:y="2.5866in"><text:p><text:s text:c="5"/>ArriveAndDeregister.</text:p><draw:enhanced-geometry svg:viewBox="0 0 21600 21600" draw:type="rectangle" draw:enhanced-path="M 0 0 L 21600 0 21600 21600 0 21600 0 0 Z N"/></draw:custom-shape><draw:line text:anchor-type="paragraph" draw:z-index="4" draw:name="Shape5" draw:style-name="gr2" draw:text-style-name="P45" svg:x1="1.8591in" svg:y1="2.3665in" svg:x2="1.8591in" svg:y2="2.5575in"><text:p/></draw:line><draw:line text:anchor-type="paragraph" draw:z-index="5" draw:name="Shape6" draw:style-name="gr2" draw:text-style-name="P45" svg:x1="2.878in" svg:y1="1.2492in" svg:x2="2.878in" svg:y2="2.5165in"><text:p/></draw:line><draw:custom-shape text:anchor-type="paragraph" draw:z-index="6" draw:name="Shape7" draw:style-name="gr5" svg:width="2.7835in" svg:height="0.3594in" svg:x="1.211in" svg:y="3.0083in"><text:p><text:s text:c="5"/>ArriveAndAwaitAdvance.</text:p><draw:enhanced-geometry svg:viewBox="0 0 21600 21600" draw:type="rectangle" draw:enhanced-path="M 0 0 L 21600 0 21600 21600 0 21600 0 0 Z N"/></draw:custom-shape><draw:line text:anchor-type="paragraph" draw:z-index="7" draw:name="Shape8" draw:style-name="gr2" draw:text-style-name="P45" svg:x1="1.2567in" svg:y1="2.2335in" svg:x2="0.5339in" svg:y2="2.2335in"><text:p/></draw:line><draw:line text:anchor-type="paragraph" draw:z-index="8" draw:name="Shape9" draw:style-name="gr2" draw:text-style-name="P45" svg:x1="0.5339in" svg:y1="2.2335in" svg:x2="0.5339in" svg:y2="3.2752in"><text:p/></draw:line><draw:line text:anchor-type="paragraph" draw:z-index="9" draw:name="Shape10" draw:style-name="gr2" draw:text-style-name="P45" svg:x1="0.5339in" svg:y1="3.2752in" svg:x2="1.1646in" svg:y2="3.2752in"><text:p/></draw:line><draw:line text:anchor-type="paragraph" draw:z-index="10" draw:name="Shape11" draw:style-name="gr2" draw:text-style-name="P45" svg:x1="3.6819in" svg:y1="1.1335in" svg:x2="3.6819in" svg:y2="2.9736in"><text:p/></draw:line><draw:custom-shape text:anchor-type="paragraph" draw:z-index="11" draw:name="Shape12" draw:style-name="gr6" svg:width="2.7024in" svg:height="0.2795in" svg:x="1.2283in" svg:y="3.4945in"><text:p><text:s text:c="5"/>AwaitAdvance.</text:p><draw:enhanced-geometry svg:viewBox="0 0 21600 21600" draw:type="rectangle" draw:enhanced-path="M 0 0 L 21600 0 21600 21600 0 21600 0 0 Z N"/></draw:custom-shape><draw:line text:anchor-type="paragraph" draw:z-index="12" draw:name="Shape13" draw:style-name="gr2" draw:text-style-name="P45" svg:x1="3.8555in" svg:y1="1.1272in" svg:x2="3.8555in" svg:y2="2.898in"><text:p/></draw:line><draw:line text:anchor-type="paragraph" draw:z-index="13" draw:name="Shape14" draw:style-name="gr2" draw:text-style-name="P45" svg:x1="3.9193in" svg:y1="2.8972in" svg:x2="4.9547in" svg:y2="2.8972in"><text:p/></draw:line><draw:line text:anchor-type="paragraph" draw:z-index="14" draw:name="Shape15" draw:style-name="gr2" draw:text-style-name="P45" svg:x1="4.9898in" svg:y1="2.9252in" svg:x2="4.9898in" svg:y2="3.6543in"><text:p/></draw:line><draw:line text:anchor-type="paragraph" draw:z-index="15" draw:name="Shape16" draw:style-name="gr2" draw:text-style-name="P45" svg:x1="3.989in" svg:y1="3.6925in" svg:x2="4.9724in" svg:y2="3.6925in"><text:p/></draw:line><draw:custom-shape text:anchor-type="paragraph" draw:z-index="16" draw:name="Shape17" draw:style-name="gr7" svg:width="2.7898in" svg:height="0.2898in" svg:x="1.2165in" svg:y="3.8992in"><text:p><text:s text:c="5"/>ForceTermination.</text:p><draw:enhanced-geometry svg:viewBox="0 0 21600 21600" draw:type="rectangle" draw:enhanced-path="M 0 0 L 21600 0 21600 21600 0 21600 0 0 Z N"/></draw:custom-shape><draw:line text:anchor-type="paragraph" draw:z-index="17" draw:name="Shape18" draw:style-name="gr2" draw:text-style-name="P45" svg:x1="4.4925in" svg:y1="1.1618in" svg:x2="4.4925in" svg:y2="2.6547in"><text:p/></draw:line><draw:line text:anchor-type="paragraph" draw:z-index="18" draw:name="Shape19" draw:style-name="gr2" draw:text-style-name="P45" svg:x1="4.5327in" svg:y1="2.6661in" svg:x2="5.5343in" svg:y2="2.6661in"><text:p/></draw:line><draw:line text:anchor-type="paragraph" draw:z-index="19" draw:name="Shape20" draw:style-name="gr2" draw:text-style-name="P45" svg:x1="5.5339in" svg:y1="2.6661in" svg:x2="5.5394in" svg:y2="4.089in"><text:p/></draw:line><draw:line text:anchor-type="paragraph" draw:z-index="20" draw:name="Shape21" draw:style-name="gr2" draw:text-style-name="P45" svg:x1="4.0465in" svg:y1="4.0717in" svg:x2="5.5047in" svg:y2="4.0717in"><text:p/></draw:line><draw:custom-shape text:anchor-type="paragraph" draw:z-index="28" draw:name="Shape28" draw:style-name="gr10" svg:width="6.6669in" svg:height="0.5386in" svg:x="0.0307in" svg:y="0.0425in"><text:p><text:s text:c="3"/>getPhase , getRegisteredParties , getArrivedParties, getUnArrivedParties, isTerminated</text:p><draw:enhanced-geometry svg:viewBox="0 0 21600 21600" draw:type="rectangle" draw:enhanced-path="M 0 0 L 21600 0 21600 21600 0 21600 0 0 Z N"/></draw:custom-shape></text:p>
      <text:p text:style-name="P40"><draw:custom-shape text:anchor-type="paragraph" draw:z-index="21" draw:name="Shape22" draw:style-name="gr8" svg:width="2.813in" svg:height="0.278in" svg:x="1.1992in" svg:y="4.1484in"><text:p><text:s/><text:s/><text:s/><text:s/><text:s/>Register.</text:p><draw:enhanced-geometry svg:viewBox="0 0 21600 21600" draw:type="rectangle" draw:enhanced-path="M 0 0 L 21600 0 21600 21600 0 21600 0 0 Z N"/></draw:custom-shape><draw:custom-shape text:anchor-type="paragraph" draw:z-index="22" draw:name="Shape22" draw:style-name="gr9" svg:width="2.8303in" svg:height="0.2697in" svg:x="1.1992in" svg:y="4.5075in"><text:p><text:s text:c="5"/>bulkRegister.</text:p><draw:enhanced-geometry svg:viewBox="0 0 21600 21600" draw:type="rectangle" draw:enhanced-path="M 0 0 L 21600 0 21600 21600 0 21600 0 0 Z N"/></draw:custom-shape><draw:line text:anchor-type="paragraph" draw:z-index="23" draw:name="Shape23" draw:style-name="gr2" draw:text-style-name="P45" svg:x1="1.6972in" svg:y1="1.2417in" svg:x2="1.6972in" svg:y2="1.8551in"><text:p/></draw:line><draw:line text:anchor-type="paragraph" draw:z-index="24" draw:name="Shape24" draw:style-name="gr2" draw:text-style-name="P45" svg:x1="0.0937in" svg:y1="1.7811in" svg:x2="0.0937in" svg:y2="4.7268in"><text:p/></draw:line><draw:line text:anchor-type="paragraph" draw:z-index="25" draw:name="Shape25" draw:style-name="gr2" draw:text-style-name="P45" svg:x1="0.0937in" svg:y1="1.7811in" svg:x2="1.6972in" svg:y2="1.7874in"><text:p/></draw:line><draw:line text:anchor-type="paragraph" draw:z-index="26" draw:name="Shape26" draw:style-name="gr2" draw:text-style-name="P45" svg:x1="1.1701in" svg:y1="4.3098in" svg:x2="0.0937in" svg:y2="4.3098in"><text:p/></draw:line><draw:line text:anchor-type="paragraph" draw:z-index="27" draw:name="Shape27" draw:style-name="gr2" draw:text-style-name="P45" svg:x1="0.0937in" svg:y1="4.7272in" svg:x2="1.1992in" svg:y2="4.7291in"><text:p/></draw:line><draw:line text:anchor-type="paragraph" draw:z-index="29" draw:name="Shape30" draw:style-name="gr2" draw:text-style-name="P45" svg:x1="1.911in" svg:y1="0.2409in" svg:x2="2.9701in" svg:y2="0.8602in"><text:p/></draw:line><draw:line text:anchor-type="paragraph" draw:z-index="30" draw:name="Shape31" draw:style-name="gr2" draw:text-style-name="P45" svg:x1="3.0689in" svg:y1="0.2583in" svg:x2="3.0689in" svg:y2="0.8256in"><text:p/></draw:line><draw:line text:anchor-type="paragraph" draw:z-index="31" draw:name="Shape32" draw:style-name="gr2" draw:text-style-name="P45" svg:x1="2.9701in" svg:y1="0.2756in" svg:x2="2.0965in" svg:y2="0.8602in"><text:p/></draw:line><draw:line text:anchor-type="paragraph" draw:z-index="32" draw:name="Shape33" draw:style-name="gr2" draw:text-style-name="P45" svg:x1="4.1736in" svg:y1="0.2528in" svg:x2="3.1492in" svg:y2="0.8374in"><text:p/></draw:line><draw:line text:anchor-type="paragraph" draw:z-index="33" draw:name="Shape34" draw:style-name="gr2" draw:text-style-name="P45" svg:x1="4.0118in" svg:y1="0.2528in" svg:x2="1.9402in" svg:y2="0.8602in"><text:p/></draw:line><draw:line text:anchor-type="paragraph" draw:z-index="34" draw:name="Shape35" draw:style-name="gr2" draw:text-style-name="P45" svg:x1="5.198in" svg:y1="0.2646in" svg:x2="4.3126in" svg:y2="0.8374in"><text:p/></draw:line><draw:custom-shape text:anchor-type="paragraph" draw:z-index="35" draw:name="Shape36" draw:style-name="gr11" svg:width="1.9795in" svg:height="0.6024in" svg:x="5.389in" svg:y="0.5953in"><text:p><text:s text:c="18"/>toString</text:p><draw:enhanced-geometry svg:viewBox="0 0 21600 21600" draw:type="rectangle" draw:enhanced-path="M 0 0 L 21600 0 21600 21600 0 21600 0 0 Z N"/></draw:custom-shape><draw:line text:anchor-type="paragraph" draw:z-index="36" draw:name="Shape37" draw:style-name="gr2" draw:text-style-name="P45" svg:x1="5.2272in" svg:y1="0.9484in" svg:x2="5.389in" svg:y2="0.9484in"><text:p/></draw:line><draw:line text:anchor-type="paragraph" draw:z-index="37" draw:name="Shape29" draw:style-name="gr2" draw:text-style-name="P45" svg:x1="0.4008in" svg:y1="0.2835in" svg:x2="3.6701in" svg:y2="0.8378in"><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16:42:27.221377484</meta:creation-date>
    <dc:date>2018-09-05T19:59:24.977253341</dc:date>
    <meta:editing-duration>PT1H15M2S</meta:editing-duration>
    <meta:editing-cycles>17</meta:editing-cycles>
    <meta:generator>LibreOffice/5.1.6.2.0$Linux_X86_64 LibreOffice_project/10$Build-2</meta:generator>
    <meta:document-statistic meta:table-count="1" meta:image-count="0" meta:object-count="0" meta:page-count="3" meta:paragraph-count="113" meta:word-count="1410" meta:character-count="8565" meta:non-whitespace-character-count="7248"/>
  </office:meta>
</office:document-meta>
</file>